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47.25pt"/>
    </style:style>
    <style:style style:name="co4" style:family="table-column">
      <style:table-column-properties fo:break-before="auto" style:column-width="63.75pt"/>
    </style:style>
    <style:style style:name="co5" style:family="table-column">
      <style:table-column-properties fo:break-before="auto" style:column-width="65.99pt"/>
    </style:style>
    <style:style style:name="ro1" style:family="table-row">
      <style:table-row-properties style:row-height="20.24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20.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pt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" style:family="table-cell" style:parent-style-name="Default" style:data-style-name="N122"/>
    <style:style style:name="ce3" style:family="table-cell" style:parent-style-name="Default" style:data-style-name="N122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40">
      <style:table-cell-properties fo:background-color="#00ccff" style:cell-protect="none" style:print-content="true"/>
    </style:style>
    <style:style style:name="ce6" style:family="table-cell" style:parent-style-name="Default" style:data-style-name="N40"/>
    <style:style style:name="ce7" style:family="table-cell" style:parent-style-name="Default" style:data-style-name="N40">
      <style:table-cell-properties style:cell-protect="none" style:print-content="true"/>
    </style:style>
    <style:style style:name="ce8" style:family="table-cell" style:parent-style-name="Default" style:data-style-name="N121"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 style:data-style-name="N0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10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 style:data-style-name="N121">
      <style:table-cell-properties style:text-align-source="fix" style:repeat-content="false" style:vertical-align="automatic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/>
      <table:table table:name="Zeitabrechnung" table:style-name="ta1">
        <table:table-column table:style-name="co1" table:default-cell-style-name="ce2"/>
        <table:table-column table:style-name="co2" table:number-columns-repeated="3" table:default-cell-style-name="ce6"/>
        <table:table-column table:style-name="co3" table:default-cell-style-name="ce4"/>
        <table:table-column table:style-name="co4" table:default-cell-style-name="ce4"/>
        <table:table-column table:style-name="co5" table:number-columns-repeated="1018" table:default-cell-style-name="ce4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ce4"/>
          <table:table-cell table:number-columns-repeated="2"/>
          <table:table-cell office:value-type="string" calcext:value-type="string">
            <text:p>Nummer: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Martin Stach</text:p>
          </table:table-cell>
          <table:table-cell table:style-name="ce5" office:value-type="string" calcext:value-type="string">
            <text:p>Niklas Kammhoff</text:p>
          </table:table-cell>
          <table:table-cell table:style-name="ce5" office:value-type="string" calcext:value-type="string">
            <text:p>Kenan Allahyarli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1020"/>
        </table:table-row>
        <table:table-row table:style-name="ro2">
          <table:table-cell office:value-type="date" office:date-value="2016-10-10" calcext:value-type="date">
            <text:p>Monday, 2016-10-1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11" calcext:value-type="date">
            <text:p>Tuesday, 2016-10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12" calcext:value-type="date">
            <text:p>Wednesday, 2016-10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13" calcext:value-type="date">
            <text:p>Thursday, 2016-10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14" calcext:value-type="date">
            <text:p>Friday, 2016-10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15" calcext:value-type="date">
            <text:p>Saturday, 2016-10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16" calcext:value-type="date">
            <text:p>Sunday, 2016-10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17" calcext:value-type="date">
            <text:p>Monday, 2016-10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18" calcext:value-type="date">
            <text:p>Tuesday, 2016-10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19" calcext:value-type="date">
            <text:p>Wednesday, 2016-10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20" calcext:value-type="date">
            <text:p>Thursday, 2016-10-20</text:p>
          </table:table-cell>
          <table:table-cell table:number-columns-repeated="3" table:style-name="ce7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2">
          <table:table-cell office:value-type="date" office:date-value="2016-10-21" calcext:value-type="date">
            <text:p>Friday, 2016-10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22" calcext:value-type="date">
            <text:p>Saturday, 2016-10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23" calcext:value-type="date">
            <text:p>Sunday, 2016-10-23</text:p>
          </table:table-cell>
          <table:table-cell table:style-name="ce7"/>
          <table:table-cell table:style-name="ce7" office:value-type="time" office:time-value="PT01H15M00S" calcext:value-type="time">
            <text:p>01:1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6-10-24" calcext:value-type="date">
            <text:p>Monday, 2016-10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25" calcext:value-type="date">
            <text:p>Tuesday, 2016-10-25</text:p>
          </table:table-cell>
          <table:table-cell table:number-columns-repeated="3" table:style-name="ce7" office:value-type="time" office:time-value="PT01H30M00S" calcext:value-type="time">
            <text:p>01:30</text:p>
          </table:table-cell>
          <table:table-cell table:number-columns-repeated="1020"/>
        </table:table-row>
        <table:table-row table:style-name="ro2">
          <table:table-cell office:value-type="date" office:date-value="2016-10-26" calcext:value-type="date">
            <text:p>Wednesday, 2016-10-26</text:p>
          </table:table-cell>
          <table:table-cell table:style-name="ce7"/>
          <table:table-cell table:style-name="ce7" office:value-type="time" office:time-value="PT00H40M00S" calcext:value-type="time">
            <text:p>00:4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6-10-27" calcext:value-type="date">
            <text:p>Thursday, 2016-10-27</text:p>
          </table:table-cell>
          <table:table-cell table:number-columns-repeated="3"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6-10-28" calcext:value-type="date">
            <text:p>Friday, 2016-10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29" calcext:value-type="date">
            <text:p>Saturday, 2016-10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30" calcext:value-type="date">
            <text:p>Sunday, 2016-10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0-31" calcext:value-type="date">
            <text:p>Monday, 2016-10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01" calcext:value-type="date">
            <text:p>Tuesday, 2016-11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02" calcext:value-type="date">
            <text:p>Wednesday, 2016-11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03" calcext:value-type="date">
            <text:p>Thursday, 2016-11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04" calcext:value-type="date">
            <text:p>Friday, 2016-11-04</text:p>
          </table:table-cell>
          <table:table-cell table:style-name="ce7" table:number-columns-repeated="2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6-11-05" calcext:value-type="date">
            <text:p>Saturday, 2016-11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06" calcext:value-type="date">
            <text:p>Sunday, 2016-11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07" calcext:value-type="date">
            <text:p>Monday, 2016-11-07</text:p>
          </table:table-cell>
          <table:table-cell table:number-columns-repeated="3"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6-11-08" calcext:value-type="date">
            <text:p>Tuesday, 2016-11-08</text:p>
          </table:table-cell>
          <table:table-cell table:style-name="ce7" table:number-columns-repeated="2"/>
          <table:table-cell table:style-name="ce7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6-11-09" calcext:value-type="date">
            <text:p>Wednesday, 2016-11-09</text:p>
          </table:table-cell>
          <table:table-cell table:style-name="ce7"/>
          <table:table-cell table:style-name="ce7" office:value-type="time" office:time-value="PT01H00M00S" calcext:value-type="time">
            <text:p>01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6-11-10" calcext:value-type="date">
            <text:p>Thursday, 2016-11-10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7" office:value-type="time" office:time-value="PT05H30M00S" calcext:value-type="time">
            <text:p>05:30</text:p>
          </table:table-cell>
          <table:table-cell table:style-name="ce7" office:value-type="time" office:time-value="PT02H30M00S" calcext:value-type="time">
            <text:p>02:30</text:p>
          </table:table-cell>
          <table:table-cell table:number-columns-repeated="1020"/>
        </table:table-row>
        <table:table-row table:style-name="ro2">
          <table:table-cell office:value-type="date" office:date-value="2016-11-11" calcext:value-type="date">
            <text:p>Friday, 2016-11-11</text:p>
          </table:table-cell>
          <table:table-cell table:style-name="ce7" office:value-type="time" office:time-value="PT01H30M00S" calcext:value-type="time">
            <text:p>01:30</text:p>
          </table:table-cell>
          <table:table-cell table:style-name="ce7"/>
          <table:table-cell table:style-name="ce7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6-11-12" calcext:value-type="date">
            <text:p>Saturday, 2016-11-12</text:p>
          </table:table-cell>
          <table:table-cell table:style-name="ce7" table:number-columns-repeated="2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6-11-13" calcext:value-type="date">
            <text:p>Sunday, 2016-11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14" calcext:value-type="date">
            <text:p>Monday, 2016-11-14</text:p>
          </table:table-cell>
          <table:table-cell table:style-name="ce7"/>
          <table:table-cell table:style-name="ce7" office:value-type="time" office:time-value="PT03H00M00S" calcext:value-type="time">
            <text:p>03:00</text:p>
          </table:table-cell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6-11-15" calcext:value-type="date">
            <text:p>Tuesday, 2016-11-15</text:p>
          </table:table-cell>
          <table:table-cell table:style-name="ce7"/>
          <table:table-cell table:number-columns-repeated="2"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6-11-16" calcext:value-type="date">
            <text:p>Wednesday, 2016-11-16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 office:value-type="time" office:time-value="PT02H30M00S" calcext:value-type="time">
            <text:p>02:30</text:p>
          </table:table-cell>
          <table:table-cell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6-11-17" calcext:value-type="date">
            <text:p>Thursday, 2016-11-17</text:p>
          </table:table-cell>
          <table:table-cell table:style-name="ce7"/>
          <table:table-cell table:number-columns-repeated="2"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6-11-18" calcext:value-type="date">
            <text:p>Friday, 2016-11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19" calcext:value-type="date">
            <text:p>Saturday, 2016-11-19</text:p>
          </table:table-cell>
          <table:table-cell table:style-name="ce7"/>
          <table:table-cell table:style-name="ce7" office:value-type="time" office:time-value="PT03H00M00S" calcext:value-type="time">
            <text:p>03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6-11-20" calcext:value-type="date">
            <text:p>Sunday, 2016-11-20</text:p>
          </table:table-cell>
          <table:table-cell table:style-name="ce7"/>
          <table:table-cell table:style-name="ce7" office:value-type="time" office:time-value="PT03H00M00S" calcext:value-type="time">
            <text:p>03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6-11-21" calcext:value-type="date">
            <text:p>Monday, 2016-11-21</text:p>
          </table:table-cell>
          <table:table-cell table:style-name="ce7"/>
          <table:table-cell table:number-columns-repeated="2"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6-11-22" calcext:value-type="date">
            <text:p>Tuesday, 2016-11-22</text:p>
          </table:table-cell>
          <table:table-cell table:style-name="ce7"/>
          <table:table-cell table:style-name="ce7" office:value-type="time" office:time-value="PT03H00M00S" calcext:value-type="time">
            <text:p>03:00</text:p>
          </table:table-cell>
          <table:table-cell table:style-name="ce7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2">
          <table:table-cell office:value-type="date" office:date-value="2016-11-23" calcext:value-type="date">
            <text:p>Wednesday, 2016-11-23</text:p>
          </table:table-cell>
          <table:table-cell table:style-name="ce7" office:value-type="time" office:time-value="PT02H00M00S" calcext:value-type="time">
            <text:p>02:00</text:p>
          </table:table-cell>
          <table:table-cell table:number-columns-repeated="2"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6-11-24" calcext:value-type="date">
            <text:p>Thursday, 2016-11-24</text:p>
          </table:table-cell>
          <table:table-cell table:style-name="ce7" table:number-columns-repeated="2"/>
          <table:table-cell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6-11-25" calcext:value-type="date">
            <text:p>Friday, 2016-11-25</text:p>
          </table:table-cell>
          <table:table-cell table:style-name="ce7" table:number-columns-repeated="2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6-11-26" calcext:value-type="date">
            <text:p>Saturday, 2016-11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27" calcext:value-type="date">
            <text:p>Sunday, 2016-11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1-28" calcext:value-type="date">
            <text:p>Monday, 2016-11-28</text:p>
          </table:table-cell>
          <table:table-cell table:style-name="ce7" table:number-columns-repeated="2"/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6-11-29" calcext:value-type="date">
            <text:p>Tuesday, 2016-11-29</text:p>
          </table:table-cell>
          <table:table-cell table:style-name="ce7" office:value-type="time" office:time-value="PT05H00M00S" calcext:value-type="time">
            <text:p>05:00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7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2">
          <table:table-cell office:value-type="date" office:date-value="2016-11-30" calcext:value-type="date">
            <text:p>Wednesday, 2016-11-30</text:p>
          </table:table-cell>
          <table:table-cell table:style-name="ce7" office:value-type="time" office:time-value="PT04H00M00S" calcext:value-type="time">
            <text:p>04:00</text:p>
          </table:table-cell>
          <table:table-cell table:number-columns-repeated="2"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6-12-01" calcext:value-type="date">
            <text:p>Thursday, 2016-12-01</text:p>
          </table:table-cell>
          <table:table-cell table:number-columns-repeated="2" table:style-name="ce7" office:value-type="time" office:time-value="PT03H00M00S" calcext:value-type="time">
            <text:p>03:00</text:p>
          </table:table-cell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6-12-02" calcext:value-type="date">
            <text:p>Friday, 2016-12-02</text:p>
          </table:table-cell>
          <table:table-cell table:style-name="ce7"/>
          <table:table-cell table:style-name="ce7" office:value-type="time" office:time-value="PT01H00M00S" calcext:value-type="time">
            <text:p>01:00</text:p>
          </table:table-cell>
          <table:table-cell table:style-name="ce7"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2">
          <table:table-cell office:value-type="date" office:date-value="2016-12-03" calcext:value-type="date">
            <text:p>Saturday, 2016-12-03</text:p>
          </table:table-cell>
          <table:table-cell table:style-name="ce7" table:number-columns-repeated="2"/>
          <table:table-cell table:style-name="ce7" office:value-type="time" office:time-value="PT07H00M00S" calcext:value-type="time">
            <text:p>07:00</text:p>
          </table:table-cell>
          <table:table-cell table:number-columns-repeated="1020"/>
        </table:table-row>
        <table:table-row table:style-name="ro2">
          <table:table-cell office:value-type="date" office:date-value="2016-12-04" calcext:value-type="date">
            <text:p>Sunday, 2016-12-04</text:p>
          </table:table-cell>
          <table:table-cell table:style-name="ce7" table:number-columns-repeated="2"/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6-12-05" calcext:value-type="date">
            <text:p>Monday, 2016-12-05</text:p>
          </table:table-cell>
          <table:table-cell table:style-name="ce7"/>
          <table:table-cell table:number-columns-repeated="2"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6-12-06" calcext:value-type="date">
            <text:p>Tuesday, 2016-12-06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7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2">
          <table:table-cell office:value-type="date" office:date-value="2016-12-07" calcext:value-type="date">
            <text:p>Wednesday, 2016-12-07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2">
          <table:table-cell office:value-type="date" office:date-value="2016-12-08" calcext:value-type="date">
            <text:p>Thursday, 2016-12-08</text:p>
          </table:table-cell>
          <table:table-cell table:style-name="ce7"/>
          <table:table-cell table:style-name="ce7" office:value-type="time" office:time-value="PT10H00M00S" calcext:value-type="time">
            <text:p>10:00</text:p>
          </table:table-cell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6-12-09" calcext:value-type="date">
            <text:p>Friday, 2016-12-09</text:p>
          </table:table-cell>
          <table:table-cell table:style-name="ce7"/>
          <table:table-cell table:style-name="ce7" office:value-type="time" office:time-value="PT04H00M00S" calcext:value-type="time">
            <text:p>04:00</text:p>
          </table:table-cell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6-12-10" calcext:value-type="date">
            <text:p>Saturday, 2016-12-1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11" calcext:value-type="date">
            <text:p>Sunday, 2016-12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12" calcext:value-type="date">
            <text:p>Monday, 2016-12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13" calcext:value-type="date">
            <text:p>Tuesday, 2016-12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14" calcext:value-type="date">
            <text:p>Wednesday, 2016-12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15" calcext:value-type="date">
            <text:p>Thursday, 2016-12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16" calcext:value-type="date">
            <text:p>Friday, 2016-12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17" calcext:value-type="date">
            <text:p>Saturday, 2016-12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18" calcext:value-type="date">
            <text:p>Sunday, 2016-12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19" calcext:value-type="date">
            <text:p>Monday, 2016-12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20" calcext:value-type="date">
            <text:p>Tuesday, 2016-12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21" calcext:value-type="date">
            <text:p>Wednesday, 2016-12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22" calcext:value-type="date">
            <text:p>Thursday, 2016-12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23" calcext:value-type="date">
            <text:p>Friday, 2016-12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24" calcext:value-type="date">
            <text:p>Saturday, 2016-12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25" calcext:value-type="date">
            <text:p>Sunday, 2016-12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26" calcext:value-type="date">
            <text:p>Monday, 2016-12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27" calcext:value-type="date">
            <text:p>Tuesday, 2016-12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28" calcext:value-type="date">
            <text:p>Wednesday, 2016-12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29" calcext:value-type="date">
            <text:p>Thursday, 2016-12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30" calcext:value-type="date">
            <text:p>Friday, 2016-12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6-12-31" calcext:value-type="date">
            <text:p>Saturday, 2016-12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01" calcext:value-type="date">
            <text:p>Sunday, 2017-01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02" calcext:value-type="date">
            <text:p>Monday, 2017-01-02</text:p>
          </table:table-cell>
          <table:table-cell table:style-name="ce7"/>
          <table:table-cell table:style-name="ce7" office:value-type="time" office:time-value="PT10H00M00S" calcext:value-type="time">
            <text:p>10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01-03" calcext:value-type="date">
            <text:p>Tuesday, 2017-01-03</text:p>
          </table:table-cell>
          <table:table-cell table:style-name="ce7"/>
          <table:table-cell table:style-name="ce7" office:value-type="time" office:time-value="PT08H00M00S" calcext:value-type="time">
            <text:p>08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01-04" calcext:value-type="date">
            <text:p>Wednesday, 2017-01-04</text:p>
          </table:table-cell>
          <table:table-cell table:style-name="ce7"/>
          <table:table-cell table:style-name="ce7" office:value-type="time" office:time-value="PT06H00M00S" calcext:value-type="time">
            <text:p>06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01-05" calcext:value-type="date">
            <text:p>Thursday, 2017-01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06" calcext:value-type="date">
            <text:p>Friday, 2017-01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07" calcext:value-type="date">
            <text:p>Saturday, 2017-01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08" calcext:value-type="date">
            <text:p>Sunday, 2017-01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09" calcext:value-type="date">
            <text:p>Monday, 2017-01-0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10" calcext:value-type="date">
            <text:p>Tuesday, 2017-01-10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7-01-11" calcext:value-type="date">
            <text:p>Wednesday, 2017-01-11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7-01-12" calcext:value-type="date">
            <text:p>Thursday, 2017-01-12</text:p>
          </table:table-cell>
          <table:table-cell table:style-name="ce7"/>
          <table:table-cell table:style-name="ce7" office:value-type="time" office:time-value="PT01H00M00S" calcext:value-type="time">
            <text:p>01:00</text:p>
          </table:table-cell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01-13" calcext:value-type="date">
            <text:p>Friday, 2017-01-13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7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01-14" calcext:value-type="date">
            <text:p>Saturday, 2017-01-14</text:p>
          </table:table-cell>
          <table:table-cell table:style-name="ce7" table:number-columns-repeated="2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01-15" calcext:value-type="date">
            <text:p>Sunday, 2017-01-15</text:p>
          </table:table-cell>
          <table:table-cell table:style-name="ce7" office:value-type="time" office:time-value="PT06H00M00S" calcext:value-type="time">
            <text:p>06:00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01-16" calcext:value-type="date">
            <text:p>Monday, 2017-01-16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 office:value-type="time" office:time-value="PT09H00M00S" calcext:value-type="time">
            <text:p>09:00</text:p>
          </table:table-cell>
          <table:table-cell table:style-name="ce7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2">
          <table:table-cell office:value-type="date" office:date-value="2017-01-17" calcext:value-type="date">
            <text:p>Tuesday, 2017-01-17</text:p>
          </table:table-cell>
          <table:table-cell table:style-name="ce7"/>
          <table:table-cell table:number-columns-repeated="2"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01-18" calcext:value-type="date">
            <text:p>Wednesday, 2017-01-18</text:p>
          </table:table-cell>
          <table:table-cell table:style-name="ce7"/>
          <table:table-cell table:style-name="ce7" office:value-type="time" office:time-value="PT06H00M00S" calcext:value-type="time">
            <text:p>06:00</text:p>
          </table:table-cell>
          <table:table-cell table:style-name="ce7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2">
          <table:table-cell office:value-type="date" office:date-value="2017-01-19" calcext:value-type="date">
            <text:p>Thursday, 2017-01-19</text:p>
          </table:table-cell>
          <table:table-cell table:style-name="ce7" table:number-columns-repeated="2"/>
          <table:table-cell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7-01-20" calcext:value-type="date">
            <text:p>Friday, 2017-01-20</text:p>
          </table:table-cell>
          <table:table-cell table:style-name="ce7" office:value-type="time" office:time-value="PT05H00M00S" calcext:value-type="time">
            <text:p>05:00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01-21" calcext:value-type="date">
            <text:p>Saturday, 2017-01-21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01-22" calcext:value-type="date">
            <text:p>Sunday, 2017-01-22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7" office:value-type="time" office:time-value="PT05H00M00S" calcext:value-type="time">
            <text:p>05:00</text:p>
          </table:table-cell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01-23" calcext:value-type="date">
            <text:p>Monday, 2017-01-23</text:p>
          </table:table-cell>
          <table:table-cell table:style-name="ce7"/>
          <table:table-cell table:style-name="ce7" office:value-type="time" office:time-value="PT07H00M00S" calcext:value-type="time">
            <text:p>07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01-24" calcext:value-type="date">
            <text:p>Tuesday, 2017-01-24</text:p>
          </table:table-cell>
          <table:table-cell table:number-columns-repeated="3" table:style-name="ce7"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2">
          <table:table-cell office:value-type="date" office:date-value="2017-01-25" calcext:value-type="date">
            <text:p>Wednesday, 2017-01-25</text:p>
          </table:table-cell>
          <table:table-cell table:style-name="ce7"/>
          <table:table-cell table:style-name="ce7" office:value-type="time" office:time-value="PT03H00M00S" calcext:value-type="time">
            <text:p>03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01-26" calcext:value-type="date">
            <text:p>Thursday, 2017-01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27" calcext:value-type="date">
            <text:p>Friday, 2017-01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28" calcext:value-type="date">
            <text:p>Saturday, 2017-01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29" calcext:value-type="date">
            <text:p>Sunday, 2017-01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1-30" calcext:value-type="date">
            <text:p>Monday, 2017-01-30</text:p>
          </table:table-cell>
          <table:table-cell table:number-columns-repeated="3" table:style-name="ce7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2">
          <table:table-cell office:value-type="date" office:date-value="2017-01-31" calcext:value-type="date">
            <text:p>Tuesday, 2017-01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2-01" calcext:value-type="date">
            <text:p>Wednesday, 2017-02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2-02" calcext:value-type="date">
            <text:p>Thursday, 2017-02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02-03" calcext:value-type="date">
            <text:p>Friday, 2017-02-03</text:p>
          </table:table-cell>
          <table:table-cell table:style-name="ce7" table:number-columns-repeated="3"/>
          <table:table-cell table:number-columns-repeated="1020"/>
        </table:table-row>
        <table:table-row table:style-name="ro1">
          <table:table-cell/>
          <table:table-cell table:formula="of:=[.B2]" office:value-type="string" office:string-value="Martin Stach" calcext:value-type="string">
            <text:p>Martin Stach</text:p>
          </table:table-cell>
          <table:table-cell table:formula="of:=[.C2]" office:value-type="string" office:string-value="Niklas Kammhoff" calcext:value-type="string">
            <text:p>Niklas Kammhoff</text:p>
          </table:table-cell>
          <table:table-cell table:formula="of:=[.D2]" office:value-type="string" office:string-value="Kenan Allahyarli" calcext:value-type="string">
            <text:p>Kenan Allahyarli</text:p>
          </table:table-cell>
          <table:table-cell/>
          <table:table-cell table:style-name="ce10" office:value-type="string" calcext:value-type="string">
            <text:p>Gesam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8" table:formula="of:=SUM([.B4:.B120])" office:value-type="time" office:time-value="PT72H00M00S" calcext:value-type="time">
            <text:p>72:00</text:p>
          </table:table-cell>
          <table:table-cell table:style-name="ce8" table:formula="of:=SUM([.C4:.C120])" office:value-type="time" office:time-value="PT148H25M00S" calcext:value-type="time">
            <text:p>148:25</text:p>
          </table:table-cell>
          <table:table-cell table:style-name="ce8" table:formula="of:=SUM([.D4:.D120])" office:value-type="time" office:time-value="PT129H00M00S" calcext:value-type="time">
            <text:p>129:00</text:p>
          </table:table-cell>
          <table:table-cell/>
          <table:table-cell table:style-name="ce11" table:formula="of:=SUM([.B122:.D122])" office:value-type="time" office:time-value="PT349H25M00S" calcext:value-type="time">
            <text:p>349:25</text:p>
          </table:table-cell>
          <table:table-cell table:number-columns-repeated="1018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time-style style:name="N121" number:truncate-on-overflow="false">
      <number:hours number:style="long"/>
      <number:text>:</number:text>
      <number:minutes number:style="long"/>
    </number:time-style>
    <number:date-style style:name="N122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 style:data-style-name="N2" text:time-value="20:49:42.8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Windows_x86 LibreOffice_project/07ac168c60a517dba0f0d7bc7540f5afa45f0909</meta:generator>
    <meta:initial-creator>Kai Mindermann</meta:initial-creator>
    <meta:creation-date>2015-10-06T10:15:48Z</meta:creation-date>
    <dc:date>2017-01-25T20:49:49.716000000</dc:date>
    <meta:editing-cycles>35</meta:editing-cycles>
    <meta:editing-duration>PT15S</meta:editing-duration>
    <meta:document-statistic meta:table-count="1" meta:cell-count="240" meta:object-count="0"/>
  </office:meta>
</office:document-meta>
</file>